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3.6cm" style:rel-width="80%" table:align="left"/>
    </style:style>
    <style:style style:name="Tabelle1.A" style:family="table-column">
      <style:table-column-properties style:column-width="13.6cm" style:rel-column-width="7710*"/>
    </style:style>
    <style:style style:name="Tabelle1.A1" style:family="table-cell">
      <style:table-cell-properties fo:padding="0.097cm" fo:border="0.002cm solid #000000"/>
    </style:style>
    <style:style style:name="P1" style:family="paragraph" style:parent-style-name="Standard">
      <style:paragraph-properties fo:text-align="center" style:justify-single-word="false"/>
      <style:text-properties fo:font-size="20pt" style:text-underline-style="none" fo:font-weight="bold" fo:background-color="#23ff23" style:font-size-asian="20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use-window-font-color="true" fo:background-color="transparent"/>
    </style:style>
    <style:style style:name="P4" style:family="paragraph" style:parent-style-name="Standard">
      <style:text-properties style:use-window-font-color="true" fo:background-color="#ff0000"/>
    </style:style>
    <style:style style:name="P5" style:family="paragraph" style:parent-style-name="Standard">
      <style:text-properties style:use-window-font-color="true" fo:font-weight="bold" fo:background-color="transparent" style:font-weight-asian="bold" style:font-weight-complex="bold"/>
    </style:style>
    <style:style style:name="P6" style:family="paragraph" style:parent-style-name="Standard">
      <style:paragraph-properties fo:text-align="center" style:justify-single-word="false" fo:break-before="page"/>
      <style:text-properties fo:font-size="20pt" style:text-underline-style="none" fo:font-weight="bold" fo:background-color="#23ff23" style:font-size-asian="20pt" style:font-weight-asian="bold" style:font-size-complex="20pt" style:font-weight-complex="bold"/>
    </style:style>
    <style:style style:name="P7" style:family="paragraph" style:parent-style-name="Standard">
      <style:paragraph-properties fo:background-color="transparent">
        <style:background-image/>
      </style:paragraph-properties>
    </style:style>
    <style:style style:name="P8" style:family="paragraph" style:parent-style-name="Standard">
      <style:paragraph-properties fo:background-color="transparent">
        <style:background-image/>
      </style:paragraph-properties>
      <style:text-properties fo:background-color="#ff0000"/>
    </style:style>
    <style:style style:name="P9" style:family="paragraph" style:parent-style-name="Standard">
      <style:paragraph-properties fo:background-color="transparent">
        <style:background-image/>
      </style:paragraph-properties>
      <style:text-properties fo:background-color="transparent"/>
    </style:style>
    <style:style style:name="P10" style:family="paragraph" style:parent-style-name="Standard">
      <style:paragraph-properties fo:background-color="transparent">
        <style:background-image/>
      </style:paragraph-properties>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background-color="#ffffff">
        <style:background-image/>
      </style:paragraph-properties>
      <style:text-properties fo:color="#000000" fo:background-color="#ff0000"/>
    </style:style>
    <style:style style:name="P12" style:family="paragraph" style:parent-style-name="Standard">
      <style:paragraph-properties fo:background-color="#ffffff">
        <style:background-image/>
      </style:paragraph-properties>
      <style:text-properties fo:color="#000000" fo:background-color="transparent"/>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properties fo:color="#000000" fo:background-color="#ff0000"/>
    </style:style>
    <style:style style:name="P15" style:family="paragraph" style:parent-style-name="Standard">
      <style:text-properties style:use-window-font-color="true" fo:background-color="transparent"/>
    </style:style>
    <style:style style:name="P16" style:family="paragraph" style:parent-style-name="Standard">
      <style:paragraph-properties fo:text-align="center" style:justify-single-word="false"/>
    </style:style>
    <style:style style:name="P17" style:family="paragraph" style:parent-style-name="Standard">
      <style:text-properties fo:background-color="#ff0000"/>
    </style:style>
    <style:style style:name="T1" style:family="text">
      <style:text-properties style:font-name="Times New Roman1" fo:font-size="12pt" fo:background-color="#ff0000" style:font-name-asian="Times New Roman1" style:font-size-asian="12pt" style:font-name-complex="Times New Roman1" style:font-size-complex="12pt"/>
    </style:style>
    <style:style style:name="T2" style:family="text">
      <style:text-properties style:font-name="Times New Roman1" fo:font-size="12pt" fo:background-color="#ffffff" style:font-name-asian="Times New Roman1" style:font-size-asian="12pt" style:font-name-complex="Times New Roman1" style:font-size-complex="12pt"/>
    </style:style>
    <style:style style:name="T3" style:family="text">
      <style:text-properties fo:background-color="#ff0000"/>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fo:background-color="#ffffff"/>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style:use-window-font-color="true" fo:background-color="#ff0000"/>
    </style:style>
    <style:style style:name="T9" style:family="text">
      <style:text-properties style:use-window-font-color="true" fo:background-color="transparent"/>
    </style:style>
    <style:style style:name="T10" style:family="text">
      <style:text-properties style:use-window-font-color="true" fo:font-weight="bold" fo:background-color="transparent" style:font-weight-asian="bold" style:font-weight-complex="bold"/>
    </style:style>
    <style:style style:name="T11" style:family="text">
      <style:text-properties style:use-window-font-color="true" style:font-name="Times New Roman" fo:font-size="12pt" fo:background-color="transparent" style:font-size-asian="12pt" style:font-size-complex="12pt"/>
    </style:style>
    <style:style style:name="T12" style:family="text">
      <style:text-properties style:use-window-font-color="true" style:font-name="Times New Roman" fo:font-size="12pt" fo:background-color="transparen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text:p>
      <text:p text:style-name="Standard">Liebe Läufer und Sponsoren!</text:p>
      <text:p text:style-name="Standard"/>
      <text:p text:style-name="Standard">Am <text:span text:style-name="T4">12.07.2013</text:span> findet am Bildungszentrum Weissacher Tal zum ersten Mal ein Spendenlauf in dieser Form statt.</text:p>
      <text:p text:style-name="Standard"/>
      <text:p text:style-name="P7">Der Erlös, der durch den Lauf gesammelt wird, unterstützt die Hilfsorganisation <text:span text:style-name="T3">Pil</text:span><text:span text:style-name="T1">ã</text:span><text:span text:style-name="T3">o Arcado, </text:span><text:span text:style-name="T5">welche eine Gemeinde in Brasilien finanziell unterstützt, die unter nicht humanen Lebens- sowie Bildungsumständen leben muss. Wir möchten dagegen vorgehen und uns insbesondere für verbesserte Bildungsmöglichkeiten einsetzen und einer von </text:span><text:span text:style-name="T6">Pil</text:span><text:span text:style-name="T2">ão Arcado erbauten Schule neue Räume sowie notwendiges Unterrichtsmaterial zu ermöglichen</text:span><text:span text:style-name="T5">.</text:span></text:p>
      <text:p text:style-name="P8"/>
      <text:p text:style-name="P7">Organisiert wird der Lauf von uns, dem <text:span text:style-name="T3">Seminarkurs des Bildungszentrums Weissacher Tal</text:span><text:span text:style-name="T5">, bestehend aus Schülern der 11. Klassenstufe.</text:span></text:p>
      <text:p text:style-name="P9">Wir beschäftigen uns ein ganzes Jahr lang mit diesem Projekt – und das aus Überzeugung!</text:p>
      <text:p text:style-name="P9"/>
      <text:p text:style-name="P9">Denn wir sind der Meinung:</text:p>
      <text:p text:style-name="P10">„Jeder hat das Recht auf Bildung!“</text:p>
      <text:p text:style-name="P11"/>
      <text:p text:style-name="P12">Hier auf unserer Internetpräsenz werden wir Ihnen aktuelle und weiterführende Informationen anbieten.</text:p>
      <text:p text:style-name="P6">SPENDENLAUF</text:p>
      <text:p text:style-name="Standard">Der Spendenlauf wird am und ums Bildungszentrum Weissacher Tal stattfinden.</text:p>
      <text:p text:style-name="Standard"/>
      <text:p text:style-name="P2">Adresse:</text:p>
      <text:p text:style-name="P13"><text:span text:style-name="T7">Bildungszentrum Weissacher Tal</text:span><text:line-break/><text:span text:style-name="T7">Place de Marly 1</text:span><text:line-break/><text:span text:style-name="T7">71554 Weissach im Tal  </text:span> </text:p>
      <text:p text:style-name="Standard"/>
      <text:p text:style-name="Standard">[GOOGLE MAPS]</text:p>
      <text:p text:style-name="P14">Größere Kartenansicht bei GoogleMaps</text:p>
      <text:p text:style-name="P13"/>
      <text:p text:style-name="P13">Der Start des Spendenlaufes wird sich am Stadion der Sportplätze am östlichen Ende des Schulgeländes befinden. Von dort geht es um das Hauptgebäude in einer großen Runde wieder zurück zu den Sportplätzen.</text:p>
      <text:p text:style-name="P13"/>
      <text:p text:style-name="P13">Weitere Informationen folgen … </text:p>
      <text:p text:style-name="P13"/>
      <text:p text:style-name="P13"/>
      <text:p text:style-name="P13"/>
      <text:p text:style-name="P13"/>
      <text:p text:style-name="P13"/>
      <text:p text:style-name="P13"/>
      <text:p text:style-name="P13">&lt;iframe width="300" height="300" frameborder="0" scrolling="no" marginheight="0" marginwidth="0" src="https://maps.google.de/maps?f=q&amp;amp;source=s_q&amp;amp;hl=de&amp;amp;geocode=&amp;amp;q=Place+de+Marly+1,+71554+Weissach+im+Tal&amp;amp;aq=&amp;amp;sll=48.920131,9.489119&amp;amp;sspn=0.009659,0.026157&amp;amp;t=h&amp;amp;ie=UTF8&amp;amp;hq=&amp;amp;hnear=Place+de+Marly+1,+Aichholzhof+71554+Weissach+im+Tal,+Stuttgart,+Baden-W%C3%BCrttemberg&amp;amp;ll=48.921033,9.487274&amp;amp;spn=0.00423,0.006437&amp;amp;z=16&amp;amp;output=embed"&gt;&lt;/iframe&gt;&lt;br /&gt;&lt;small&gt;&lt;a href="https://maps.google.de/maps?f=q&amp;amp;source=embed&amp;amp;hl=de&amp;amp;geocode=&amp;amp;q=Place+de+Marly+1,+71554+Weissach+im+Tal&amp;amp;aq=&amp;amp;sll=48.920131,9.489119&amp;amp;sspn=0.009659,0.026157&amp;amp;t=h&amp;amp;ie=UTF8&amp;amp;hq=&amp;amp;hnear=Place+de+Marly+1,+Aichholzhof+71554+Weissach+im+Tal,+Stuttgart,+Baden-W%C3%BCrttemberg&amp;amp;ll=48.921033,9.487274&amp;amp;spn=0.00423,0.006437&amp;amp;z=16" style="color:#0000FF;text-align:left"&gt;Größere Kartenansicht bei Google Maps&lt;/a&gt;&lt;/small&gt;</text:p>
      <text:p text:style-name="P6">SPENDENZIEL</text:p>
      <text:p text:style-name="Standard">Der Erlös unseres Projektes geht an die Organisation <text:span text:style-name="T10">Pilão Arcado</text:span><text:span text:style-name="T9">, die die gleichnamige Gemeinde in Brasilien fördert, mit dem Hauptaugenmerk auf die Förderung der dortigen Bildungsmöglichkeiten.</text:span></text:p>
      <text:p text:style-name="P3"/>
      <text:p text:style-name="Standard"><text:span text:style-name="T9">Ins Leben gerufen von </text:span><text:span text:style-name="T10">Pater Wilhelm aus Allmersbach</text:span><text:span text:style-name="T9"> kämpft Pilão Arcado für die Bildung und das Wohl armer Menschen im Osten </text:span><text:span text:style-name="T10">Brasiliens</text:span><text:span text:style-name="T9">, die am Existenzminimum leben.</text:span></text:p>
      <text:p text:style-name="Standard"><text:span text:style-name="T9">Diese Menschen wurden durch eine </text:span><text:span text:style-name="T10">Zwangsumsiedlung</text:span><text:span text:style-name="T9">, die vom dortigen Staat angeordnet wurde, in diese missliche Lage gebracht.</text:span></text:p>
      <text:p text:style-name="Standard"><text:span text:style-name="T9">Die Organisation betreut eine gesamte Gemeinde und errichtete eine Schule samt Kindertagesstätte sowie verschiedene Einrichtungen wie Bibliotheken und Krankenstationen. Diese Schule wird durch den Spendenlauf finanziell unterstützt, sodass der Kauf von neuen und innovativen Unterrichtsmaterialien möglich ist. </text:span><text:span text:style-name="T11">Doch nicht nur hierfür kämpft Pil</text:span><text:span text:style-name="T12">ã</text:span><text:span text:style-name="T11">o Arcado, sondern auch für die allgemeine Verbesserung der Lebensumstände der dortigen Menschen.</text:span></text:p>
      <text:p text:style-name="P3"/>
      <text:p text:style-name="Standard"><text:span text:style-name="T9">Als gelernter </text:span><text:span text:style-name="T10">Krankenpfleger</text:span><text:span text:style-name="T9"> gibt Pater Wilhelm seine Kenntnisse in allen Lebensbereichen an die dortige Bevölkerung weiter und versorgt sie mit hausgemachten Naturheilmitteln und Pharmaprodukten.</text:span></text:p>
      <text:p text:style-name="P3"/>
      <text:p text:style-name="P3">Wir sind der Ansicht, dass alle Kinder und Jugendliche die gleichen Bildungschancen haben sollten und tragen hiermit unseren Anteil dazu bei.</text:p>
      <text:p text:style-name="P3"/>
      <table:table table:name="Tabelle1" table:style-name="Tabelle1">
        <table:table-column table:style-name="Tabelle1.A"/>
        <table:table-row>
          <table:table-cell table:style-name="Tabelle1.A1" office:value-type="string">
            <text:p text:style-name="P5">Sie wollen detailliertere Informationen über das Projekt Pilão Arcado?</text:p>
            <text:p text:style-name="P3">Dann könnte sie diese Links interessieren:</text:p>
            <text:p text:style-name="P4">[LINK]</text:p>
            <text:p text:style-name="P4">[LINK]</text:p>
            <text:p text:style-name="P4">[LINK]</text:p>
            <text:p text:style-name="P4">[LINK]</text:p>
            <text:p text:style-name="P4">[LINK]</text:p>
          </table:table-cell>
        </table:table-row>
      </table:table>
      <text:p text:style-name="P4"/>
      <text:p text:style-name="P6">ÜBER UNS</text:p>
      <text:p text:style-name="Standard">Wir, der Seminarkurs am <text:span text:style-name="T3">Bize</text:span>, haben es uns zur Aufgabe gemacht, die Organisation des Spendenlaufes zu übernehmen. Wir bestehen aus einer kleinen Gruppe aus Schülern der 11. Klasse.</text:p>
      <text:p text:style-name="Standard"/>
      <text:p text:style-name="Standard">[BILD SEMINARKURS]</text:p>
      <text:p text:style-name="Standard"/>
      <text:p text:style-name="Standard">Der Seminarkurs ist ein sogenanntes Orchideenfach an unserer Schule, welches zu den „normalen“ Fächer hinzugewählt werden konnte. Wir haben uns alle aus verschiedenen Gründen zu dieser Wahl entschieden, denn der Seminarkurs ist sehr vielschichtig und deckt eine Menge Interessen ab.</text:p>
      <text:p text:style-name="Standard">Von Marketing – ein wichtiges Element in unserem Projekt – über Werbung, Medienkampagne bis Suchen nach Sponsoren und natürlich dem Organisieren unseres Laufes können viele Bereiche bedient werden und wir als Schüler uns mit unseren unterschiedlichen Talenten optimal einbringen.</text:p>
      <text:p text:style-name="Standard"/>
      <text:p text:style-name="P16">Ein Jahr lang arbeiten wir an diesem Projekt - aus Überzeugung.</text:p>
      <text:p text:style-name="P16"/>
      <text:p text:style-name="Standard">Denn Bildung ist für uns etwas Selbstverständliches, während Jugendliche und Kinder in anderen Ländern nur davon träumen können. Wir haben uns für dieses Projekt entschieden, da wir dagegen etwas unternehmen wollen und unseren Anteil zu einer fairen, besseren Welt beitragen wollen.</text:p>
      <text:p text:style-name="P6">SPONSOREN</text:p>
      <text:p text:style-name="Standard"/>
      <text:p text:style-name="Standard">Helfen Sie als Sponsor direkt mit!</text:p>
      <text:p text:style-name="Standard">Weitere Informationen, wie Sie Sponsor werden können erfahren sie hier:</text:p>
      <text:p text:style-name="Standard"/>
      <text:p text:style-name="P17">Information für Sponsoren</text:p>
      <text:p text:style-name="P17"/>
      <text:p text:style-name="P17"/>
      <text:p text:style-name="P17"><text:span text:style-name="T5">Haben Sie noch Fragen oder möchten weitere Details wissen?</text:span></text:p>
      <text:p text:style-name="P17"><text:span text:style-name="T4">Kontaktieren sie uns doch einfach</text:span></text:p>
      <text:p text:style-name="Standard"/>
      <text:p text:style-name="Standard"/>
      <text:p text:style-name="Standard">Vielen Dank an unsere Sponsoren</text:p>
      <text:p text:style-name="Standard">[Sponsorenbild]</text:p>
      <text:p text:style-name="Standard">[Sponsorenbild]</text:p>
      <text:p text:style-name="Standard">[Sponsorenbild]</text:p>
      <text:p text:style-name="Standard">[Sponsorenbild]</text:p>
      <text:p text:style-name="Standard">[Sponsorenbild]</text:p>
      <text:p text:style-name="Standard">[Sponsorenbild]</text:p>
      <text:p text:style-name="Standard">[Sponsorenbild]</text:p>
      <text:p text:style-name="P6">PRESSE</text:p>
      <text:p text:style-name="Standard"/>
      <text:p text:style-name="Standard">Werfen Sie einen Blick auf unseren Flyer oder auf unser Plak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20:35:25.87</meta:creation-date>
    <dc:date>2013-03-13T21:36:38.52</dc:date>
    <meta:editing-duration>PT6H50M10S</meta:editing-duration>
    <meta:editing-cycles>6</meta:editing-cycles>
    <meta:generator>OpenOffice.org/3.4$Win32 OpenOffice.org_project/340m1$Build-9590</meta:generator>
    <meta:document-statistic meta:table-count="1" meta:image-count="0" meta:object-count="0" meta:page-count="6" meta:paragraph-count="55" meta:word-count="623" meta:character-count="5324"/>
  </office:meta>
</office:document-meta>
</file>